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08cm"/>
    </style:style>
    <style:style style:name="P2" style:family="paragraph" style:parent-style-name="Standard" style:master-page-name="">
      <style:paragraph-properties fo:margin-top="0cm" fo:margin-bottom="0.508cm"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placeholder text:placeholder-type="text">&lt;for each="party in objects"&gt;</text:placeholder></text:p>
        <text:p text:style-name="P1"><text:placeholder text:placeholder-type="text">&lt;party.name&gt;</text:placeholder><text:line-break/><text:placeholder text:placeholder-type="text">&lt;party.addresses and party.addresses[0].name or ''&gt;</text:placeholder><text:line-break/><text:placeholder text:placeholder-type="text">&lt;party.addresses and party.addresses[0].street or ''&gt;</text:placeholder><text:line-break/><text:placeholder text:placeholder-type="text">&lt;party.addresses and party.addresses[0].zip or ''&gt;</text:placeholder> <text:placeholder text:placeholder-type="text">&lt;party.addresses and party.addresses[0].city or ''&gt;</text:placeholder><text:line-break/><text:placeholder text:placeholder-type="text">&lt;party.addresses and party.addresses[0].country and party.addresses[0].country.name or ''&gt;</text:placeholder> <text:placeholder text:placeholder-type="text">&lt;party.addresses and party.addresses[0].subdivision and party.addresses[0].subdivision.name or ''&gt;</text:placeholder></text:p>
        <text:p text:style-name="P1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45</meta:creation-date>
    <dc:date>2008-10-15T18:59:2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0" meta:character-count="15"/>
  </office:meta>
</office:document-meta>
</file>